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0145"/>
    </style:style>
    <style:style style:name="P2" style:family="paragraph" style:parent-style-name="Standard">
      <style:text-properties officeooo:rsid="001c0145" officeooo:paragraph-rsid="001c0145"/>
    </style:style>
    <style:style style:name="P3" style:family="paragraph" style:parent-style-name="Standard">
      <style:text-properties officeooo:rsid="001c0145" officeooo:paragraph-rsid="00200f30"/>
    </style:style>
    <style:style style:name="P4" style:family="paragraph" style:parent-style-name="Standard">
      <style:text-properties officeooo:rsid="00241a46" officeooo:paragraph-rsid="001c0145"/>
    </style:style>
    <style:style style:name="P5" style:family="paragraph" style:parent-style-name="Standard">
      <style:text-properties officeooo:rsid="00241a46" officeooo:paragraph-rsid="001c8794"/>
    </style:style>
    <style:style style:name="P6" style:family="paragraph" style:parent-style-name="Standard">
      <style:text-properties officeooo:rsid="00241a46" officeooo:paragraph-rsid="00200f30"/>
    </style:style>
    <style:style style:name="P7" style:family="paragraph" style:parent-style-name="Standard">
      <style:text-properties officeooo:rsid="00241a46" officeooo:paragraph-rsid="001c1387"/>
    </style:style>
    <style:style style:name="P8" style:family="paragraph" style:parent-style-name="Standard">
      <style:text-properties officeooo:rsid="00241a46" officeooo:paragraph-rsid="002126e4"/>
    </style:style>
    <style:style style:name="P9" style:family="paragraph" style:parent-style-name="Standard">
      <style:text-properties officeooo:rsid="00241a46" officeooo:paragraph-rsid="002919ac"/>
    </style:style>
    <style:style style:name="P10" style:family="paragraph" style:parent-style-name="Standard">
      <style:text-properties officeooo:rsid="00241a46" officeooo:paragraph-rsid="002b0376"/>
    </style:style>
    <style:style style:name="P11" style:family="paragraph" style:parent-style-name="Standard">
      <style:text-properties officeooo:paragraph-rsid="00200f30"/>
    </style:style>
    <style:style style:name="P12" style:family="paragraph" style:parent-style-name="Standard">
      <style:text-properties fo:font-weight="bold" officeooo:paragraph-rsid="001c0145" style:font-weight-asian="bold" style:font-weight-complex="bold"/>
    </style:style>
    <style:style style:name="P13" style:family="paragraph" style:parent-style-name="Standard">
      <style:text-properties fo:font-weight="bold" officeooo:paragraph-rsid="00200f30" style:font-weight-asian="bold" style:font-weight-complex="bold"/>
    </style:style>
    <style:style style:name="P14" style:family="paragraph" style:parent-style-name="Standard">
      <style:text-properties fo:font-weight="bold" officeooo:rsid="00241a46" officeooo:paragraph-rsid="002126e4" style:font-weight-asian="bold" style:font-weight-complex="bold"/>
    </style:style>
    <style:style style:name="P15" style:family="paragraph" style:parent-style-name="Standard">
      <style:text-properties fo:font-weight="bold" officeooo:paragraph-rsid="002126e4" style:font-weight-asian="bold" style:font-weight-complex="bold"/>
    </style:style>
    <style:style style:name="P16" style:family="paragraph" style:parent-style-name="Standard">
      <style:text-properties fo:font-weight="bold" officeooo:rsid="002919ac" officeooo:paragraph-rsid="002919ac" style:font-weight-asian="bold" style:font-weight-complex="bold"/>
    </style:style>
    <style:style style:name="P17" style:family="paragraph" style:parent-style-name="Standard">
      <style:text-properties fo:font-weight="bold" officeooo:paragraph-rsid="002f2e0b" style:font-weight-asian="bold" style:font-weight-complex="bold"/>
    </style:style>
    <style:style style:name="P18" style:family="paragraph" style:parent-style-name="Standard">
      <style:text-properties fo:font-weight="normal" officeooo:rsid="00248d77" officeooo:paragraph-rsid="00248d77" style:font-weight-asian="normal" style:font-weight-complex="normal"/>
    </style:style>
    <style:style style:name="P19" style:family="paragraph" style:parent-style-name="Standard">
      <style:text-properties fo:font-weight="normal" officeooo:rsid="00241a46" officeooo:paragraph-rsid="002919ac" style:font-weight-asian="normal" style:font-weight-complex="normal"/>
    </style:style>
    <style:style style:name="P20" style:family="paragraph" style:parent-style-name="Standard">
      <style:text-properties fo:font-weight="normal" officeooo:rsid="00296412" officeooo:paragraph-rsid="00296412" style:font-weight-asian="normal" style:font-weight-complex="normal"/>
    </style:style>
    <style:style style:name="P21" style:family="paragraph" style:parent-style-name="Standard">
      <style:paragraph-properties fo:break-before="page"/>
      <style:text-properties officeooo:paragraph-rsid="001c0145"/>
    </style:style>
    <style:style style:name="P22" style:family="paragraph" style:parent-style-name="Standard">
      <style:text-properties fo:font-weight="bold" officeooo:paragraph-rsid="001c0145" style:font-weight-asian="bold" style:font-weight-complex="bold"/>
    </style:style>
    <style:style style:name="P23" style:family="paragraph" style:parent-style-name="Standard">
      <style:text-properties fo:font-weight="bold" officeooo:paragraph-rsid="002126e4" style:font-weight-asian="bold" style:font-weight-complex="bold"/>
    </style:style>
    <style:style style:name="P24" style:family="paragraph" style:parent-style-name="Standard">
      <style:text-properties fo:font-weight="normal" officeooo:paragraph-rsid="001c0145" style:font-weight-asian="normal" style:font-weight-complex="normal"/>
    </style:style>
    <style:style style:name="P25" style:family="paragraph" style:parent-style-name="Standard">
      <style:text-properties fo:font-weight="normal" officeooo:paragraph-rsid="002126e4" style:font-weight-asian="normal" style:font-weight-complex="normal"/>
    </style:style>
    <style:style style:name="T1" style:family="text">
      <style:text-properties officeooo:rsid="00241a46"/>
    </style:style>
    <style:style style:name="T2" style:family="text">
      <style:text-properties officeooo:rsid="00200f3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005f" style:font-weight-asian="bold" style:font-weight-complex="bold"/>
    </style:style>
    <style:style style:name="T5" style:family="text">
      <style:text-properties officeooo:rsid="00296412"/>
    </style:style>
    <style:style style:name="T6" style:family="text">
      <style:text-properties fo:font-weight="normal" officeooo:rsid="00248d77" style:font-weight-asian="normal" style:font-weight-complex="normal"/>
    </style:style>
    <style:style style:name="T7" style:family="text">
      <style:text-properties officeooo:rsid="002f2e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lection Voiture :</text:p>
      <text:p text:style-name="P1"/>
      <text:p text:style-name="P12">1- Insérer les documents dans une collection Voiture</text:p>
      <text:p text:style-name="P12"/>
      <text:p text:style-name="P12">2- Selectionner tous les documents Selectionner tous les documents avec Valerio ou Rafik en propriétaire</text:p>
      <text:p text:style-name="P1"/>
      <text:p text:style-name="P2">db.voitures.find(<text:span text:style-name="T1">{Propriétaire: { $in: ["Valerio", "Rafik"]}}</text:span>)</text:p>
      <text:p text:style-name="P2"/>
      <text:p text:style-name="P2">{ _id: ObjectId("60a2368258ded40cf0e8b688"),</text:p>
      <text:p text:style-name="P2"><text:s text:c="2"/>Marque: 'Ferrari',</text:p>
      <text:p text:style-name="P2"><text:s text:c="2"/>'Modèle': 'F40 ',</text:p>
      <text:p text:style-name="P2"><text:s text:c="2"/>'Dénomination': 'Testarossa',</text:p>
      <text:p text:style-name="P2"><text:s text:c="2"/>'Cylindrée': '2936',</text:p>
      <text:p text:style-name="P2"><text:s text:c="2"/>Couleur: 'Rouge',</text:p>
      <text:p text:style-name="P2"><text:s text:c="2"/>'Propriétaire': 'Valerio' }</text:p>
      <text:p text:style-name="P2">{ _id: ObjectId("60a2368258ded40cf0e8b689"),</text:p>
      <text:p text:style-name="P2"><text:s text:c="2"/>Marque: 'Lamborghini',</text:p>
      <text:p text:style-name="P2"><text:s text:c="2"/>'Modèle': 'Countach',</text:p>
      <text:p text:style-name="P2"><text:s text:c="2"/>'Cylindrée': '5167',</text:p>
      <text:p text:style-name="P2"><text:s text:c="2"/>Couleur: 'Jaune',</text:p>
      <text:p text:style-name="P2"><text:s text:c="2"/>'Propriétaire': 'Rafik' }</text:p>
      <text:p text:style-name="P2">{ _id: ObjectId("60a2368258ded40cf0e8b68a"),</text:p>
      <text:p text:style-name="P2"><text:s text:c="2"/>Marque: 'De Tomaso',</text:p>
      <text:p text:style-name="P2"><text:s text:c="2"/>'Modèle': 'Pantera',</text:p>
      <text:p text:style-name="P2"><text:s text:c="2"/>'Cylindrée': '5800',</text:p>
      <text:p text:style-name="P2"><text:s text:c="2"/>Couleur: 'Noir',</text:p>
      <text:p text:style-name="P2"><text:s text:c="2"/>'Propriétaire': 'Rafik' }</text:p>
      <text:p text:style-name="P2">{ _id: ObjectId("60a2368258ded40cf0e8b68b"),</text:p>
      <text:p text:style-name="P2"><text:s text:c="2"/>Marque: 'Pontiac',</text:p>
      <text:p text:style-name="P2"><text:s text:c="2"/>'Modèle': 'Firebird',</text:p>
      <text:p text:style-name="P2"><text:s text:c="2"/>'Dénomination': 'KITT',</text:p>
      <text:p text:style-name="P2"><text:s text:c="2"/>'Cylindrée': '5700',</text:p>
      <text:p text:style-name="P2"><text:s text:c="2"/>Couleur: 'Noir',</text:p>
      <text:p text:style-name="P2"><text:s text:c="2"/>'Propriétaire': 'Valerio' }</text:p>
      <text:p text:style-name="P2">{ _id: ObjectId("60a2368258ded40cf0e8b68d"),</text:p>
      <text:p text:style-name="P2"><text:s text:c="2"/>Marque: 'Ford',</text:p>
      <text:p text:style-name="P2"><text:s text:c="2"/>'Modèle': 'Mustang',</text:p>
      <text:p text:style-name="P2"><text:s text:c="2"/>'Dénomination': 'Eleanor',</text:p>
      <text:p text:style-name="P2"><text:s text:c="2"/>'Cylindrée': '7000',</text:p>
      <text:p text:style-name="P2"><text:s text:c="2"/>Couleur: 'Gris',</text:p>
      <text:p text:style-name="P2"><text:s text:c="2"/>'Propriétaire': 'Rafik' }</text:p>
      <text:p text:style-name="P2">{ _id: ObjectId("60a2368258ded40cf0e8b68e"),</text:p>
      <text:p text:style-name="P2"><text:s text:c="2"/>Marque: 'Chevrolet',</text:p>
      <text:p text:style-name="P2"><text:s text:c="2"/>'Modèle': 'Corvette',</text:p>
      <text:p text:style-name="P2"><text:s text:c="2"/>'Dénomination': 'Lola',</text:p>
      <text:p text:style-name="P2"><text:s text:c="2"/>'Cylindrée': '5400',</text:p>
      <text:p text:style-name="P2"><text:s text:c="2"/>Couleur: 'Rouge',</text:p>
      <text:p text:style-name="P2"><text:s text:c="2"/>'Propriétaire': 'Valerio' }</text:p>
      <text:p text:style-name="P2">{ _id: ObjectId("60a2368258ded40cf0e8b690"),</text:p>
      <text:p text:style-name="P2"><text:s text:c="2"/>Marque: 'Dodge',</text:p>
      <text:p text:style-name="P2"><text:s text:c="2"/>'Modèle': 'Charger',</text:p>
      <text:p text:style-name="P2"><text:soft-page-break/><text:s text:c="2"/>'Dénomination': 'General Lee',</text:p>
      <text:p text:style-name="P2"><text:s text:c="2"/>'Cylindrée': '7206',</text:p>
      <text:p text:style-name="P2"><text:s text:c="2"/>Couleur: 'Orange',</text:p>
      <text:p text:style-name="P2"><text:s text:c="2"/>'Propriétaire': 'Rafik' }</text:p>
      <text:p text:style-name="P2"/>
      <text:p text:style-name="P2"/>
      <text:p text:style-name="P13">3- Mettre à jour tous les documents avec Valerio en propriétaire : Ajouter un champ PropriétairePrecedent auquel vous donnerez la valeur Valerio Mettre à jour la valeur du champ Propriétaire avec votre prénom</text:p>
      <text:p text:style-name="P3"/>
      <text:p text:style-name="P2"/>
      <text:p text:style-name="P4">db.voiture<text:span text:style-name="T2">s</text:span>.updateMany( {Propriétaire: "Valerio" }, { $set: { Propriétaire: "Thuy" , <text:span text:style-name="T2">a</text:span>ncien_propriétaire: "Valerio" } } )</text:p>
      <text:p text:style-name="P4"/>
      <text:p text:style-name="P11">{ acknowledged: true,</text:p>
      <text:p text:style-name="P11"><text:s text:c="2"/>insertedId: null,</text:p>
      <text:p text:style-name="P11"><text:s text:c="2"/>matchedCount: 3,</text:p>
      <text:p text:style-name="P11"><text:s text:c="2"/>modifiedCount: 3,</text:p>
      <text:p text:style-name="P11"><text:s text:c="2"/>upsertedCount: 0 }</text:p>
      <text:p text:style-name="P11"/>
      <text:p text:style-name="P11"/>
      <text:p text:style-name="P11"/>
      <text:p text:style-name="P13">4- Supprimer tous les documents ayant "Couleur":"Blanc"</text:p>
      <text:p text:style-name="P3"/>
      <text:p text:style-name="P4">db.voiture<text:span text:style-name="T2">s</text:span>.deleteMany( {Couleur: "Blanc"})</text:p>
      <text:p text:style-name="P4"/>
      <text:p text:style-name="P4">{ acknowledged: true, deletedCount: 2 }</text:p>
      <text:p text:style-name="P21">Collection Collectionneur :</text:p>
      <text:p text:style-name="P1"/>
      <text:p text:style-name="P1">On souhaite organiser les mêmes données de façon différente. On aura un champ <text:span text:style-name="T2">propriétaire</text:span> et un champ voiture de type array, contenant toutes les voitures possédées par le collectionneur.</text:p>
      <text:p text:style-name="P1"/>
      <text:p text:style-name="P12">1- Insérer les documents dans une collection Collectionneur</text:p>
      <text:p text:style-name="P12"/>
      <text:p text:style-name="P24">db.voitures.distinct('Propriétaire').forEach((name) =&gt; {</text:p>
      <text:p text:style-name="P24"><text:s text:c="2"/>db.collectionneur.insert({ Propriétaire: name, voitures: db.voitures.find({Propriétaire: name}, {_id: 0, Propriétaire: 0}).toArray()})</text:p>
      <text:p text:style-name="P24">})</text:p>
      <text:p text:style-name="P12"/>
      <text:p text:style-name="P12">2- Selectionner tous les documents Selectionner tous les documents avec Valerio ou Rafik en propriétaire</text:p>
      <text:p text:style-name="P12"/>
      <text:p text:style-name="P4"/>
      <text:p text:style-name="P7">db.collectionneurs.find({Propriétaire: { $in: ["Valerio", "Rafik"]}})</text:p>
      <text:p text:style-name="P7"/>
      <text:p text:style-name="P7">{ _id: ObjectId("60a2383158ded40cf0e8b694"),</text:p>
      <text:p text:style-name="P7"><text:s text:c="2"/>'Propriétaire': 'Valerio',</text:p>
      <text:p text:style-name="P7"><text:s text:c="2"/>voitures: </text:p>
      <text:p text:style-name="P7"><text:s text:c="3"/>[ { marque: 'Ferrari',</text:p>
      <text:p text:style-name="P7"><text:s text:c="7"/>'modèle': 'F40 ',</text:p>
      <text:p text:style-name="P7"><text:s text:c="7"/>'dénomination': 'Testarossa',</text:p>
      <text:p text:style-name="P7"><text:s text:c="7"/>'cylindrée': '2936',</text:p>
      <text:p text:style-name="P7"><text:s text:c="7"/>couleur: 'Rouge' },</text:p>
      <text:p text:style-name="P7"><text:s text:c="5"/>{ marque: 'Chevrolet',</text:p>
      <text:p text:style-name="P7"><text:s text:c="7"/>'modèle': 'Corvette',</text:p>
      <text:p text:style-name="P7"><text:s text:c="7"/>'dénomination': 'Lola',</text:p>
      <text:p text:style-name="P7"><text:s text:c="7"/>'cylindrée': '5400',</text:p>
      <text:p text:style-name="P7"><text:s text:c="7"/>couleur: 'Rouge' },</text:p>
      <text:p text:style-name="P7"><text:s text:c="5"/>{ marque: 'Pontiac',</text:p>
      <text:p text:style-name="P7"><text:s text:c="7"/>'modèle': 'Firebird',</text:p>
      <text:p text:style-name="P7"><text:s text:c="7"/>'dénomination': 'KITT',</text:p>
      <text:p text:style-name="P7"><text:s text:c="7"/>'cylindrée': '5700',</text:p>
      <text:p text:style-name="P7"><text:s text:c="7"/>couleur: 'Noir' } ] }</text:p>
      <text:p text:style-name="P7">{ _id: ObjectId("60a2383158ded40cf0e8b696"),</text:p>
      <text:p text:style-name="P7"><text:s text:c="2"/>'Propriétaire': 'Rafik',</text:p>
      <text:p text:style-name="P7"><text:s text:c="2"/>voitures: </text:p>
      <text:p text:style-name="P7"><text:s text:c="3"/>[ { marque: 'Dodge',</text:p>
      <text:p text:style-name="P7"><text:s text:c="7"/>'modèle': 'Charger',</text:p>
      <text:p text:style-name="P7"><text:s text:c="7"/>'dénomination': 'General Lee',</text:p>
      <text:p text:style-name="P7"><text:s text:c="7"/>'cylindrée': '7206',</text:p>
      <text:p text:style-name="P7"><text:s text:c="7"/>couleur: 'Orange' },</text:p>
      <text:p text:style-name="P7"><text:s text:c="5"/>{ marque: 'Lamborghini',</text:p>
      <text:p text:style-name="P7"><text:s text:c="7"/>'modèle': 'Countach',</text:p>
      <text:p text:style-name="P7"><text:s text:c="7"/>'cylindrée': '5167',</text:p>
      <text:p text:style-name="P7"><text:s text:c="7"/>couleur: 'Jaune' },</text:p>
      <text:p text:style-name="P7"><text:s text:c="5"/>{ marque: 'De Tomaso',</text:p>
      <text:p text:style-name="P7"><text:s text:c="7"/>'modèle': 'Pantera',</text:p>
      <text:p text:style-name="P7"><text:s text:c="7"/>'cylindrée': '5800',</text:p>
      <text:p text:style-name="P7"><text:s text:c="7"/>couleur: 'Noir' },</text:p>
      <text:p text:style-name="P7"><text:soft-page-break/><text:s text:c="5"/>{ marque: 'Ford',</text:p>
      <text:p text:style-name="P7"><text:s text:c="7"/>'modèle': 'Mustang',</text:p>
      <text:p text:style-name="P7"><text:s text:c="7"/>'dénomination': 'Eleanor',</text:p>
      <text:p text:style-name="P7"><text:s text:c="7"/>'cylindrée': '7000',</text:p>
      <text:p text:style-name="P7"><text:s text:c="7"/>couleur: 'Gris' } ] }</text:p>
      <text:p text:style-name="P7"/>
      <text:p text:style-name="P13">3- Mettre à jour tous les documents avec Valerio en propriétaire : Ajouter un champ PropriétairePrecedent auquel vous donnerez la valeur Valerio Mettre à jour la valeur du champ Propriétaire avec votre prénom</text:p>
      <text:p text:style-name="P6"/>
      <text:p text:style-name="P5">db.getCollection('collectionneurs').update(</text:p>
      <text:p text:style-name="P5"><text:s text:c="3"/>{Propriétaire: 'Valerio'},</text:p>
      <text:p text:style-name="P6"><text:s text:c="3"/>{ $set: { "voitures.$[].Propriétaire" : 'Thuy' , "voitures.$[].<text:span text:style-name="T2">ancien_p</text:span>ropriétaire" : "Valerio"} },</text:p>
      <text:p text:style-name="P5"><text:s text:c="3"/>{ multi: true}</text:p>
      <text:p text:style-name="P5">)</text:p>
      <text:p text:style-name="P5"/>
      <text:p text:style-name="P5">{ acknowledged: true,</text:p>
      <text:p text:style-name="P5"><text:s text:c="2"/>insertedId: null,</text:p>
      <text:p text:style-name="P5"><text:s text:c="2"/>matchedCount: 1,</text:p>
      <text:p text:style-name="P5"><text:s text:c="2"/>modifiedCount: 1,</text:p>
      <text:p text:style-name="P5"><text:s text:c="2"/>upsertedCount: 0 }</text:p>
      <text:p text:style-name="P5"/>
      <text:p text:style-name="P15"/>
      <text:p text:style-name="P15"/>
      <text:p text:style-name="P15">4- Supprimer tous les documents ayant "Couleur":"Blanc"</text:p>
      <text:p text:style-name="P15"/>
      <text:p text:style-name="P6">db.collectionneurs.update(</text:p>
      <text:p text:style-name="P6"><text:s text:c="4"/>{ },</text:p>
      <text:p text:style-name="P6"><text:s text:c="4"/>{ </text:p>
      <text:p text:style-name="P6"><text:s text:c="8"/>"$pull": { </text:p>
      <text:p text:style-name="P6"><text:s text:c="12"/>"voitures": { </text:p>
      <text:p text:style-name="P6"><text:s text:c="16"/>"couleur": "Blanc" </text:p>
      <text:p text:style-name="P6"><text:s text:c="12"/>}</text:p>
      <text:p text:style-name="P6"><text:s text:c="8"/>} </text:p>
      <text:p text:style-name="P6"><text:s text:c="4"/>},</text:p>
      <text:p text:style-name="P6"><text:s text:c="4"/>{ "multi": true }</text:p>
      <text:p text:style-name="P6">);</text:p>
      <text:p text:style-name="P6"/>
      <text:p text:style-name="P6">{ acknowledged: true,</text:p>
      <text:p text:style-name="P6"><text:s text:c="2"/>insertedId: null,</text:p>
      <text:p text:style-name="P6"><text:s text:c="2"/>matchedCount: 3,</text:p>
      <text:p text:style-name="P6"><text:s text:c="2"/>modifiedCount: 1,</text:p>
      <text:p text:style-name="P6"><text:s text:c="2"/>upsertedCount: 0 }</text:p>
      <text:p text:style-name="P15"/>
      <text:p text:style-name="P25">db.collectionneur.find({'voitures.Couleur': 'Blanc'}, {'Propriétaire': 1}).forEach((doc) =&gt; {</text:p>
      <text:p text:style-name="P25"><text:s text:c="2"/>db.collectionneur.updateMany({_id: doc._id}, { $set: {</text:p>
      <text:p text:style-name="P25"><text:s text:c="4"/>voitures: db.collectionneur.findOne({_id: doc._id}, {voitures: 1, _id: 0}).voitures.filter((voiture) =&gt; voiture.Couleur != "Blanc"),</text:p>
      <text:p text:style-name="P25"><text:s text:c="2"/>}})</text:p>
      <text:p text:style-name="P25">})</text:p>
      <text:p text:style-name="P15"/>
      <text:p text:style-name="P14"><text:soft-page-break/>5- Selectionner tous les documents ayant "Couleur":"Noir", et remarquez le détail du résultat. En fonction de la documentation MongoDB, expliquez le résultat et proposez un design différent pour la collection ou un filtre différent.</text:p>
      <text:p text:style-name="P8"/>
      <text:p text:style-name="P10"><text:span text:style-name="T6">db.collectionneurs.find({'voitures.couleur':"Noir"}</text:span>)</text:p>
      <text:p text:style-name="P10"/>
      <text:p text:style-name="P16">Cette commande retourne tou<text:span text:style-name="T5">s les documents (dans son intégralité, en l’occurrence les collectionneurs) dont la propriété « voitures » contient un élément (en l’occurrence une voiture) qui répond au critère « couleur » :’Blanc’</text:span></text:p>
      <text:p text:style-name="P9"/>
      <text:p text:style-name="P9">{ _id: ObjectId("609d0aa38bcfea6ed013be71"),</text:p>
      <text:p text:style-name="P9"><text:s text:c="2"/>'Propriétaire': 'Thuy',</text:p>
      <text:p text:style-name="P9"><text:s text:c="2"/>voitures: </text:p>
      <text:p text:style-name="P9"><text:s text:c="3"/>[ { marque: 'Ferrari',</text:p>
      <text:p text:style-name="P9"><text:s text:c="7"/>'modèle': 'F40 ',</text:p>
      <text:p text:style-name="P9"><text:s text:c="7"/>'dénomination': 'Testarossa',</text:p>
      <text:p text:style-name="P9"><text:s text:c="7"/>'cylindrée': '2936',</text:p>
      <text:p text:style-name="P9"><text:s text:c="7"/>couleur: 'Rouge',</text:p>
      <text:p text:style-name="P9"><text:s text:c="7"/>'propriétaire_précédent': 'Valerio',</text:p>
      <text:p text:style-name="P9"><text:s text:c="7"/>'Propriétaire': 'Thuy' },</text:p>
      <text:p text:style-name="P9"><text:s text:c="5"/>{ marque: 'Chevrolet',</text:p>
      <text:p text:style-name="P9"><text:s text:c="7"/>'modèle': 'Corvette',</text:p>
      <text:p text:style-name="P9"><text:s text:c="7"/>'dénomination': 'Lola',</text:p>
      <text:p text:style-name="P9"><text:s text:c="7"/>'cylindrée': '5400',</text:p>
      <text:p text:style-name="P9"><text:s text:c="7"/>couleur: 'Rouge',</text:p>
      <text:p text:style-name="P9"><text:s text:c="7"/>'propriétaire_précédent': 'Valerio',</text:p>
      <text:p text:style-name="P9"><text:s text:c="7"/>'Propriétaire': 'Thuy' },</text:p>
      <text:p text:style-name="P9"><text:s text:c="5"/>{ marque: 'Pontiac',</text:p>
      <text:p text:style-name="P9"><text:s text:c="7"/>'modèle': 'Firebird',</text:p>
      <text:p text:style-name="P9"><text:s text:c="7"/>'dénomination': 'KITT',</text:p>
      <text:p text:style-name="P9"><text:s text:c="7"/>'cylindrée': '5700',</text:p>
      <text:p text:style-name="P9"><text:s text:c="7"/>couleur: 'Noir',</text:p>
      <text:p text:style-name="P9"><text:s text:c="7"/>'propriétaire_précédent': 'Valerio',</text:p>
      <text:p text:style-name="P9"><text:s text:c="7"/>'Propriétaire': 'Thuy' } ] }</text:p>
      <text:p text:style-name="P9">{ _id: ObjectId("609d0aa38bcfea6ed013be73"),</text:p>
      <text:p text:style-name="P9"><text:s text:c="2"/>'Propriétaire': 'Rafik',</text:p>
      <text:p text:style-name="P9"><text:s text:c="2"/>voitures: </text:p>
      <text:p text:style-name="P9"><text:s text:c="3"/>[ { marque: 'Dodge',</text:p>
      <text:p text:style-name="P9"><text:s text:c="7"/>'modèle': 'Charger',</text:p>
      <text:p text:style-name="P9"><text:s text:c="7"/>'dénomination': 'General Lee',</text:p>
      <text:p text:style-name="P9"><text:s text:c="7"/>'cylindrée': '7206',</text:p>
      <text:p text:style-name="P9"><text:s text:c="7"/>couleur: 'Orange' },</text:p>
      <text:p text:style-name="P9"><text:s text:c="5"/>{ marque: 'Lamborghini',</text:p>
      <text:p text:style-name="P9"><text:s text:c="7"/>'modèle': 'Countach',</text:p>
      <text:p text:style-name="P9"><text:s text:c="7"/>'cylindrée': '5167',</text:p>
      <text:p text:style-name="P9"><text:s text:c="7"/>couleur: 'Jaune' },</text:p>
      <text:p text:style-name="P9"><text:s text:c="5"/>{ marque: 'De Tomaso',</text:p>
      <text:p text:style-name="P9"><text:s text:c="7"/>'modèle': 'Pantera',</text:p>
      <text:p text:style-name="P9"><text:s text:c="7"/>'cylindrée': '5800',</text:p>
      <text:p text:style-name="P9"><text:s text:c="7"/>couleur: 'Noir' },</text:p>
      <text:p text:style-name="P9"><text:s text:c="5"/>{ marque: 'Ford',</text:p>
      <text:p text:style-name="P9"><text:s text:c="7"/>'modèle': 'Mustang',</text:p>
      <text:p text:style-name="P9"><text:soft-page-break/><text:s text:c="7"/>'dénomination': 'Eleanor',</text:p>
      <text:p text:style-name="P9"><text:s text:c="7"/>'cylindrée': '7000',</text:p>
      <text:p text:style-name="P19"><text:s text:c="7"/>couleur: 'Gris' } ] }</text:p>
      <text:p text:style-name="P19"/>
      <text:p text:style-name="P17"><text:span text:style-name="T5">Pour sélectionner uniquement les voitures qui répondent au critère « couleur »: ‘blanc ‘, il faut effectuer une projection avec l’opérateur </text:span><text:bookmark text:name="---projection-"/>$. <text:span text:style-name="T7">Le commande retourne pour chaque document le premier élément de l’array voitures qui respecte la condition de la requête</text:span></text:p>
      <text:p text:style-name="P20"/>
      <text:p text:style-name="P19"/>
      <text:p text:style-name="P18">db.collectionneurs.find({'voitures.couleur':"Noir"},<text:span text:style-name="T3">{'voitures.$': </text:span><text:span text:style-name="T4">1</text:span><text:span text:style-name="T3">}</text:span>)</text:p>
      <text:p text:style-name="P18"/>
      <text:p text:style-name="P18">{ _id: ObjectId("60a2383158ded40cf0e8b694"),</text:p>
      <text:p text:style-name="P18"><text:s text:c="2"/>voitures: </text:p>
      <text:p text:style-name="P18"><text:s text:c="3"/>[ { marque: 'Pontiac',</text:p>
      <text:p text:style-name="P18"><text:s text:c="7"/>'modèle': 'Firebird',</text:p>
      <text:p text:style-name="P18"><text:s text:c="7"/>'dénomination': 'KITT',</text:p>
      <text:p text:style-name="P18"><text:s text:c="7"/>'cylindrée': '5700',</text:p>
      <text:p text:style-name="P18"><text:s text:c="7"/>couleur: 'Noir',</text:p>
      <text:p text:style-name="P18"><text:s text:c="7"/>'Propriétaire': 'Thuy',</text:p>
      <text:p text:style-name="P18"><text:s text:c="7"/>'ancien_propriétaire': 'Valerio' } ] }</text:p>
      <text:p text:style-name="P18">{ _id: ObjectId("60a2383158ded40cf0e8b696"),</text:p>
      <text:p text:style-name="P18"><text:s text:c="2"/>voitures: </text:p>
      <text:p text:style-name="P18"><text:s text:c="3"/>[ { marque: 'De Tomaso',</text:p>
      <text:p text:style-name="P18"><text:s text:c="7"/>'modèle': 'Pantera',</text:p>
      <text:p text:style-name="P18"><text:s text:c="7"/>'cylindrée': '5800',</text:p>
      <text:p text:style-name="P18"><text:s text:c="7"/>couleur: 'Noir' } ]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4T15:28:31.303188528</meta:creation-date>
    <dc:date>2021-05-20T16:33:59.158753057</dc:date>
    <meta:editing-duration>PT9H2M55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6" meta:paragraph-count="206" meta:word-count="783" meta:character-count="7417" meta:non-whitespace-character-count="6077"/>
  </office:meta>
</office:document-meta>
</file>